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5301322349695065">
            <text:p>0.15301322349695065</text:p>
          </table:table-cell>
          <table:table-cell office:value-type="float" office:value="0.1483054216263953">
            <text:p>0.1483054216263953</text:p>
          </table:table-cell>
          <table:table-cell office:value-type="float" office:value="0.14833586125842846">
            <text:p>0.14833586125842846</text:p>
          </table:table-cell>
          <table:table-cell office:value-type="float" office:value="0.14331679086577168">
            <text:p>0.14331679086577168</text:p>
          </table:table-cell>
          <table:table-cell office:value-type="float" office:value="0.14070235374198148">
            <text:p>0.14070235374198148</text:p>
          </table:table-cell>
          <table:table-cell office:value-type="float" office:value="0.13708230868400859">
            <text:p>0.13708230868400859</text:p>
          </table:table-cell>
          <table:table-cell office:value-type="float" office:value="0.14343230270017227">
            <text:p>0.14343230270017227</text:p>
          </table:table-cell>
          <table:table-cell office:value-type="float" office:value="0.16339769144048696">
            <text:p>0.16339769144048696</text:p>
          </table:table-cell>
          <table:table-cell office:value-type="float" office:value="0.18481368252726812">
            <text:p>0.18481368252726812</text:p>
          </table:table-cell>
          <table:table-cell office:value-type="float" office:value="0.19578394984842434">
            <text:p>0.19578394984842434</text:p>
          </table:table-cell>
          <table:table-cell office:value-type="float" office:value="0.20316890430649118">
            <text:p>0.20316890430649118</text:p>
          </table:table-cell>
          <table:table-cell office:value-type="float" office:value="0.20654625981273372">
            <text:p>0.20654625981273372</text:p>
          </table:table-cell>
          <table:table-cell office:value-type="float" office:value="0.20784111480668752">
            <text:p>0.20784111480668752</text:p>
          </table:table-cell>
          <table:table-cell office:value-type="float" office:value="0.20703447672530959">
            <text:p>0.20703447672530959</text:p>
          </table:table-cell>
          <table:table-cell office:value-type="float" office:value="0.2044715690078596">
            <text:p>0.2044715690078596</text:p>
          </table:table-cell>
          <table:table-cell office:value-type="float" office:value="0.20276406030731342">
            <text:p>0.20276406030731342</text:p>
          </table:table-cell>
          <table:table-cell office:value-type="float" office:value="0.20349251950206165">
            <text:p>0.20349251950206165</text:p>
          </table:table-cell>
          <table:table-cell office:value-type="float" office:value="0.2099628734608245">
            <text:p>0.2099628734608245</text:p>
          </table:table-cell>
          <table:table-cell office:value-type="float" office:value="0.2164364118211808">
            <text:p>0.2164364118211808</text:p>
          </table:table-cell>
          <table:table-cell office:value-type="float" office:value="0.21683942415101778">
            <text:p>0.21683942415101778</text:p>
          </table:table-cell>
          <table:table-cell office:value-type="float" office:value="0.21295367449316072">
            <text:p>0.21295367449316072</text:p>
          </table:table-cell>
          <table:table-cell office:value-type="float" office:value="0.204513243678037">
            <text:p>0.204513243678037</text:p>
          </table:table-cell>
          <table:table-cell office:value-type="float" office:value="0.19045830556403667">
            <text:p>0.19045830556403667</text:p>
          </table:table-cell>
          <table:table-cell office:value-type="float" office:value="0.1703965551781675">
            <text:p>0.170396555178167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634359374361446">
            <text:p>0.3634359374361446</text:p>
          </table:table-cell>
          <table:table-cell office:value-type="float" office:value="0.3522539993853915">
            <text:p>0.3522539993853915</text:p>
          </table:table-cell>
          <table:table-cell office:value-type="float" office:value="0.3523262993863334">
            <text:p>0.3523262993863334</text:p>
          </table:table-cell>
          <table:table-cell office:value-type="float" office:value="0.3404050385206059">
            <text:p>0.3404050385206059</text:p>
          </table:table-cell>
          <table:table-cell office:value-type="float" office:value="0.33419524576389364">
            <text:p>0.33419524576389364</text:p>
          </table:table-cell>
          <table:table-cell office:value-type="float" office:value="0.32559694008064877">
            <text:p>0.32559694008064877</text:p>
          </table:table-cell>
          <table:table-cell office:value-type="float" office:value="0.34067940142115033">
            <text:p>0.34067940142115033</text:p>
          </table:table-cell>
          <table:table-cell office:value-type="float" office:value="0.3881010530097012">
            <text:p>0.3881010530097012</text:p>
          </table:table-cell>
          <table:table-cell office:value-type="float" office:value="0.4389681651381063">
            <text:p>0.4389681651381063</text:p>
          </table:table-cell>
          <table:table-cell office:value-type="float" office:value="0.4650246672930923">
            <text:p>0.4650246672930923</text:p>
          </table:table-cell>
          <table:table-cell office:value-type="float" office:value="0.4825653594310127">
            <text:p>0.4825653594310127</text:p>
          </table:table-cell>
          <table:table-cell office:value-type="float" office:value="0.49058723058969006">
            <text:p>0.49058723058969006</text:p>
          </table:table-cell>
          <table:table-cell office:value-type="float" office:value="0.4936627611080101">
            <text:p>0.4936627611080101</text:p>
          </table:table-cell>
          <table:table-cell office:value-type="float" office:value="0.49174683998317215">
            <text:p>0.49174683998317215</text:p>
          </table:table-cell>
          <table:table-cell office:value-type="float" office:value="0.48565943951172036">
            <text:p>0.48565943951172036</text:p>
          </table:table-cell>
          <table:table-cell office:value-type="float" office:value="0.4816037767978648">
            <text:p>0.4816037767978648</text:p>
          </table:table-cell>
          <table:table-cell office:value-type="float" office:value="0.4833340079783907">
            <text:p>0.4833340079783907</text:p>
          </table:table-cell>
          <table:table-cell office:value-type="float" office:value="0.4987023474120982">
            <text:p>0.4987023474120982</text:p>
          </table:table-cell>
          <table:table-cell office:value-type="float" office:value="0.5140782504141775">
            <text:p>0.5140782504141775</text:p>
          </table:table-cell>
          <table:table-cell office:value-type="float" office:value="0.5150354824791289">
            <text:p>0.5150354824791289</text:p>
          </table:table-cell>
          <table:table-cell office:value-type="float" office:value="0.5058060770900348">
            <text:p>0.5058060770900348</text:p>
          </table:table-cell>
          <table:table-cell office:value-type="float" office:value="0.4857584248966251">
            <text:p>0.4857584248966251</text:p>
          </table:table-cell>
          <table:table-cell office:value-type="float" office:value="0.452375234265583">
            <text:p>0.452375234265583</text:p>
          </table:table-cell>
          <table:table-cell office:value-type="float" office:value="0.4047247051709951">
            <text:p>0.404724705170995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5266080419578542">
            <text:p>0.5266080419578542</text:p>
          </table:table-cell>
          <table:table-cell office:value-type="float" office:value="0.510405740821259">
            <text:p>0.510405740821259</text:p>
          </table:table-cell>
          <table:table-cell office:value-type="float" office:value="0.5105105014076723">
            <text:p>0.5105105014076723</text:p>
          </table:table-cell>
          <table:table-cell office:value-type="float" office:value="0.49323694313917443">
            <text:p>0.49323694313917443</text:p>
          </table:table-cell>
          <table:table-cell office:value-type="float" office:value="0.4842391350862744">
            <text:p>0.4842391350862744</text:p>
          </table:table-cell>
          <table:table-cell office:value-type="float" office:value="0.4717804416726534">
            <text:p>0.4717804416726534</text:p>
          </table:table-cell>
          <table:table-cell office:value-type="float" office:value="0.49363448695628004">
            <text:p>0.49363448695628004</text:p>
          </table:table-cell>
          <table:table-cell office:value-type="float" office:value="0.5623470729091817">
            <text:p>0.5623470729091817</text:p>
          </table:table-cell>
          <table:table-cell office:value-type="float" office:value="0.6360520303962118">
            <text:p>0.6360520303962118</text:p>
          </table:table-cell>
          <table:table-cell office:value-type="float" office:value="0.6738071398025806">
            <text:p>0.6738071398025806</text:p>
          </table:table-cell>
          <table:table-cell office:value-type="float" office:value="0.6992230896024226">
            <text:p>0.6992230896024226</text:p>
          </table:table-cell>
          <table:table-cell office:value-type="float" office:value="0.7108465462520597">
            <text:p>0.7108465462520597</text:p>
          </table:table-cell>
          <table:table-cell office:value-type="float" office:value="0.7153029000063412">
            <text:p>0.7153029000063412</text:p>
          </table:table-cell>
          <table:table-cell office:value-type="float" office:value="0.7125267863418138">
            <text:p>0.7125267863418138</text:p>
          </table:table-cell>
          <table:table-cell office:value-type="float" office:value="0.7037063211299819">
            <text:p>0.7037063211299819</text:p>
          </table:table-cell>
          <table:table-cell office:value-type="float" office:value="0.6978297844956269">
            <text:p>0.6978297844956269</text:p>
          </table:table-cell>
          <table:table-cell office:value-type="float" office:value="0.7003368388627309">
            <text:p>0.7003368388627309</text:p>
          </table:table-cell>
          <table:table-cell office:value-type="float" office:value="0.7226051131407792">
            <text:p>0.7226051131407792</text:p>
          </table:table-cell>
          <table:table-cell office:value-type="float" office:value="0.7448843468081484">
            <text:p>0.7448843468081484</text:p>
          </table:table-cell>
          <table:table-cell office:value-type="float" office:value="0.7462713480688898">
            <text:p>0.7462713480688898</text:p>
          </table:table-cell>
          <table:table-cell office:value-type="float" office:value="0.7328982096427016">
            <text:p>0.7328982096427016</text:p>
          </table:table-cell>
          <table:table-cell office:value-type="float" office:value="0.7038497480571458">
            <text:p>0.7038497480571458</text:p>
          </table:table-cell>
          <table:table-cell office:value-type="float" office:value="0.6554784813724712">
            <text:p>0.6554784813724712</text:p>
          </table:table-cell>
          <table:table-cell office:value-type="float" office:value="0.5864342586085471">
            <text:p>0.586434258608547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3971809177803255">
            <text:p>0.23971809177803255</text:p>
          </table:table-cell>
          <table:table-cell office:value-type="float" office:value="0.23234261627933492">
            <text:p>0.23234261627933492</text:p>
          </table:table-cell>
          <table:table-cell office:value-type="float" office:value="0.23239030451397574">
            <text:p>0.23239030451397574</text:p>
          </table:table-cell>
          <table:table-cell office:value-type="float" office:value="0.2245271803373178">
            <text:p>0.2245271803373178</text:p>
          </table:table-cell>
          <table:table-cell office:value-type="float" office:value="0.22043127369562152">
            <text:p>0.22043127369562152</text:p>
          </table:table-cell>
          <table:table-cell office:value-type="float" office:value="0.2147599318755131">
            <text:p>0.2147599318755131</text:p>
          </table:table-cell>
          <table:table-cell office:value-type="float" office:value="0.22470814689620455">
            <text:p>0.22470814689620455</text:p>
          </table:table-cell>
          <table:table-cell office:value-type="float" office:value="0.2559869134044498">
            <text:p>0.2559869134044498</text:p>
          </table:table-cell>
          <table:table-cell office:value-type="float" office:value="0.28953826536953287">
            <text:p>0.28953826536953287</text:p>
          </table:table-cell>
          <table:table-cell office:value-type="float" office:value="0.3067248293044798">
            <text:p>0.3067248293044798</text:p>
          </table:table-cell>
          <table:table-cell office:value-type="float" office:value="0.31829446459544997">
            <text:p>0.31829446459544997</text:p>
          </table:table-cell>
          <table:table-cell office:value-type="float" office:value="0.3235855969479989">
            <text:p>0.3235855969479989</text:p>
          </table:table-cell>
          <table:table-cell office:value-type="float" office:value="0.3256141808911769">
            <text:p>0.3256141808911769</text:p>
          </table:table-cell>
          <table:table-cell office:value-type="float" office:value="0.32435046173537896">
            <text:p>0.32435046173537896</text:p>
          </table:table-cell>
          <table:table-cell office:value-type="float" office:value="0.32033528361293023">
            <text:p>0.32033528361293023</text:p>
          </table:table-cell>
          <table:table-cell office:value-type="float" office:value="0.3176602159420794">
            <text:p>0.3176602159420794</text:p>
          </table:table-cell>
          <table:table-cell office:value-type="float" office:value="0.31880145618336386">
            <text:p>0.31880145618336386</text:p>
          </table:table-cell>
          <table:table-cell office:value-type="float" office:value="0.32893823304927866">
            <text:p>0.32893823304927866</text:p>
          </table:table-cell>
          <table:table-cell office:value-type="float" office:value="0.3390799987563931">
            <text:p>0.3390799987563931</text:p>
          </table:table-cell>
          <table:table-cell office:value-type="float" office:value="0.33971137782588584">
            <text:p>0.33971137782588584</text:p>
          </table:table-cell>
          <table:table-cell office:value-type="float" office:value="0.33362377002428373">
            <text:p>0.33362377002428373</text:p>
          </table:table-cell>
          <table:table-cell office:value-type="float" office:value="0.3204005732145879">
            <text:p>0.3204005732145879</text:p>
          </table:table-cell>
          <table:table-cell office:value-type="float" office:value="0.29838141129023443">
            <text:p>0.29838141129023443</text:p>
          </table:table-cell>
          <table:table-cell office:value-type="float" office:value="0.26695167985709883">
            <text:p>0.26695167985709883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590396704908534">
            <text:p>0.4590396704908534</text:p>
          </table:table-cell>
          <table:table-cell office:value-type="float" office:value="0.44491626487918584">
            <text:p>0.44491626487918584</text:p>
          </table:table-cell>
          <table:table-cell office:value-type="float" office:value="0.44500758377528393">
            <text:p>0.44500758377528393</text:p>
          </table:table-cell>
          <table:table-cell office:value-type="float" office:value="0.42995037259731544">
            <text:p>0.42995037259731544</text:p>
          </table:table-cell>
          <table:table-cell office:value-type="float" office:value="0.4221070612259436">
            <text:p>0.4221070612259436</text:p>
          </table:table-cell>
          <table:table-cell office:value-type="float" office:value="0.4112469260520259">
            <text:p>0.4112469260520259</text:p>
          </table:table-cell>
          <table:table-cell office:value-type="float" office:value="0.4302969081005168">
            <text:p>0.4302969081005168</text:p>
          </table:table-cell>
          <table:table-cell office:value-type="float" office:value="0.49019307432146375">
            <text:p>0.49019307432146375</text:p>
          </table:table-cell>
          <table:table-cell office:value-type="float" office:value="0.5544410475818042">
            <text:p>0.5544410475818042</text:p>
          </table:table-cell>
          <table:table-cell office:value-type="float" office:value="0.587351849545273">
            <text:p>0.587351849545273</text:p>
          </table:table-cell>
          <table:table-cell office:value-type="float" office:value="0.6095067129194736">
            <text:p>0.6095067129194736</text:p>
          </table:table-cell>
          <table:table-cell office:value-type="float" office:value="0.6196387794382011">
            <text:p>0.6196387794382011</text:p>
          </table:table-cell>
          <table:table-cell office:value-type="float" office:value="0.6235233444200625">
            <text:p>0.6235233444200625</text:p>
          </table:table-cell>
          <table:table-cell office:value-type="float" office:value="0.6211034301759287">
            <text:p>0.6211034301759287</text:p>
          </table:table-cell>
          <table:table-cell office:value-type="float" office:value="0.6134147070235788">
            <text:p>0.6134147070235788</text:p>
          </table:table-cell>
          <table:table-cell office:value-type="float" office:value="0.6082921809219389">
            <text:p>0.6082921809219389</text:p>
          </table:table-cell>
          <table:table-cell office:value-type="float" office:value="0.610477558506185">
            <text:p>0.610477558506185</text:p>
          </table:table-cell>
          <table:table-cell office:value-type="float" office:value="0.6298886203824734">
            <text:p>0.6298886203824734</text:p>
          </table:table-cell>
          <table:table-cell office:value-type="float" office:value="0.649309235463541">
            <text:p>0.649309235463541</text:p>
          </table:table-cell>
          <table:table-cell office:value-type="float" office:value="0.650518272453052">
            <text:p>0.650518272453052</text:p>
          </table:table-cell>
          <table:table-cell office:value-type="float" office:value="0.6388610234794836">
            <text:p>0.6388610234794836</text:p>
          </table:table-cell>
          <table:table-cell office:value-type="float" office:value="0.6135397310341124">
            <text:p>0.6135397310341124</text:p>
          </table:table-cell>
          <table:table-cell office:value-type="float" office:value="0.5713749166921086">
            <text:p>0.5713749166921086</text:p>
          </table:table-cell>
          <table:table-cell office:value-type="float" office:value="0.511189665534504">
            <text:p>0.51118966553450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8257243425022575">
            <text:p>0.38257243425022575</text:p>
          </table:table-cell>
          <table:table-cell office:value-type="float" office:value="0.37080171809625795">
            <text:p>0.37080171809625795</text:p>
          </table:table-cell>
          <table:table-cell office:value-type="float" office:value="0.37087782500949223">
            <text:p>0.37087782500949223</text:p>
          </table:table-cell>
          <table:table-cell office:value-type="float" office:value="0.35832885745029286">
            <text:p>0.35832885745029286</text:p>
          </table:table-cell>
          <table:table-cell office:value-type="float" office:value="0.3517920918572031">
            <text:p>0.3517920918572031</text:p>
          </table:table-cell>
          <table:table-cell office:value-type="float" office:value="0.34274104765152485">
            <text:p>0.34274104765152485</text:p>
          </table:table-cell>
          <table:table-cell office:value-type="float" office:value="0.35861766676141943">
            <text:p>0.35861766676141943</text:p>
          </table:table-cell>
          <table:table-cell office:value-type="float" office:value="0.4085362763859432">
            <text:p>0.4085362763859432</text:p>
          </table:table-cell>
          <table:table-cell office:value-type="float" office:value="0.46208176516596355">
            <text:p>0.46208176516596355</text:p>
          </table:table-cell>
          <table:table-cell office:value-type="float" office:value="0.4895102564918401">
            <text:p>0.4895102564918401</text:p>
          </table:table-cell>
          <table:table-cell office:value-type="float" office:value="0.5079745430370224">
            <text:p>0.5079745430370224</text:p>
          </table:table-cell>
          <table:table-cell office:value-type="float" office:value="0.5164188009110967">
            <text:p>0.5164188009110967</text:p>
          </table:table-cell>
          <table:table-cell office:value-type="float" office:value="0.5196562716062223">
            <text:p>0.5196562716062223</text:p>
          </table:table-cell>
          <table:table-cell office:value-type="float" office:value="0.5176394688273565">
            <text:p>0.5176394688273565</text:p>
          </table:table-cell>
          <table:table-cell office:value-type="float" office:value="0.5112315400103865">
            <text:p>0.5112315400103865</text:p>
          </table:table-cell>
          <table:table-cell office:value-type="float" office:value="0.5069623288589427">
            <text:p>0.5069623288589427</text:p>
          </table:table-cell>
          <table:table-cell office:value-type="float" office:value="0.5087836643031469">
            <text:p>0.5087836643031469</text:p>
          </table:table-cell>
          <table:table-cell office:value-type="float" office:value="0.524961214242248">
            <text:p>0.524961214242248</text:p>
          </table:table-cell>
          <table:table-cell office:value-type="float" office:value="0.5411467260047839">
            <text:p>0.5411467260047839</text:p>
          </table:table-cell>
          <table:table-cell office:value-type="float" office:value="0.5421543605381589">
            <text:p>0.5421543605381589</text:p>
          </table:table-cell>
          <table:table-cell office:value-type="float" office:value="0.5324389864579397">
            <text:p>0.5324389864579397</text:p>
          </table:table-cell>
          <table:table-cell office:value-type="float" office:value="0.5113357374101412">
            <text:p>0.5113357374101412</text:p>
          </table:table-cell>
          <table:table-cell office:value-type="float" office:value="0.4761947753114195">
            <text:p>0.4761947753114195</text:p>
          </table:table-cell>
          <table:table-cell office:value-type="float" office:value="0.4260352367758833">
            <text:p>0.426035236775883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1004778060339566">
            <text:p>1.1004778060339566</text:p>
          </table:table-cell>
          <table:table-cell office:value-type="float" office:value="1.0686620017720987">
            <text:p>1.0686620017720987</text:p>
          </table:table-cell>
          <table:table-cell office:value-type="float" office:value="1.0165657242950206">
            <text:p>1.0165657242950206</text:p>
          </table:table-cell>
          <table:table-cell office:value-type="float" office:value="0.9803586890564167">
            <text:p>0.9803586890564167</text:p>
          </table:table-cell>
          <table:table-cell office:value-type="float" office:value="0.9316418691649164">
            <text:p>0.9316418691649164</text:p>
          </table:table-cell>
          <table:table-cell office:value-type="float" office:value="0.922886228912547">
            <text:p>0.922886228912547</text:p>
          </table:table-cell>
          <table:table-cell office:value-type="float" office:value="0.9973313053383348">
            <text:p>0.9973313053383348</text:p>
          </table:table-cell>
          <table:table-cell office:value-type="float" office:value="0.9386335933456313">
            <text:p>0.9386335933456313</text:p>
          </table:table-cell>
          <table:table-cell office:value-type="float" office:value="1.0508108456546743">
            <text:p>1.0508108456546743</text:p>
          </table:table-cell>
          <table:table-cell office:value-type="float" office:value="1.1227394863011586">
            <text:p>1.1227394863011586</text:p>
          </table:table-cell>
          <table:table-cell office:value-type="float" office:value="1.1439478655499882">
            <text:p>1.1439478655499882</text:p>
          </table:table-cell>
          <table:table-cell office:value-type="float" office:value="1.1606948884078052">
            <text:p>1.1606948884078052</text:p>
          </table:table-cell>
          <table:table-cell office:value-type="float" office:value="1.1749136227556372">
            <text:p>1.1749136227556372</text:p>
          </table:table-cell>
          <table:table-cell office:value-type="float" office:value="1.1723075420084519">
            <text:p>1.1723075420084519</text:p>
          </table:table-cell>
          <table:table-cell office:value-type="float" office:value="1.1544473661087522">
            <text:p>1.1544473661087522</text:p>
          </table:table-cell>
          <table:table-cell office:value-type="float" office:value="1.1525748728757785">
            <text:p>1.1525748728757785</text:p>
          </table:table-cell>
          <table:table-cell office:value-type="float" office:value="1.160506180331068">
            <text:p>1.160506180331068</text:p>
          </table:table-cell>
          <table:table-cell office:value-type="float" office:value="1.214640214509826">
            <text:p>1.214640214509826</text:p>
          </table:table-cell>
          <table:table-cell office:value-type="float" office:value="1.2257532173252002">
            <text:p>1.2257532173252002</text:p>
          </table:table-cell>
          <table:table-cell office:value-type="float" office:value="1.225864591231236">
            <text:p>1.225864591231236</text:p>
          </table:table-cell>
          <table:table-cell office:value-type="float" office:value="1.2163786180945124">
            <text:p>1.2163786180945124</text:p>
          </table:table-cell>
          <table:table-cell office:value-type="float" office:value="1.167535465865006">
            <text:p>1.167535465865006</text:p>
          </table:table-cell>
          <table:table-cell office:value-type="float" office:value="1.2446683943246848">
            <text:p>1.2446683943246848</text:p>
          </table:table-cell>
          <table:table-cell office:value-type="float" office:value="1.16240253972341">
            <text:p>1.1624025397234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87349977693759">
            <text:p>0.687349977693759</text:p>
          </table:table-cell>
          <table:table-cell office:value-type="float" office:value="0.668244996186886">
            <text:p>0.668244996186886</text:p>
          </table:table-cell>
          <table:table-cell office:value-type="float" office:value="0.6160665332699489">
            <text:p>0.6160665332699489</text:p>
          </table:table-cell>
          <table:table-cell office:value-type="float" office:value="0.5934107297760056">
            <text:p>0.5934107297760056</text:p>
          </table:table-cell>
          <table:table-cell office:value-type="float" office:value="0.5517527555620159">
            <text:p>0.5517527555620159</text:p>
          </table:table-cell>
          <table:table-cell office:value-type="float" office:value="0.552771050654024">
            <text:p>0.552771050654024</text:p>
          </table:table-cell>
          <table:table-cell office:value-type="float" office:value="0.610071470050067">
            <text:p>0.610071470050067</text:p>
          </table:table-cell>
          <table:table-cell office:value-type="float" office:value="0.49746823601325885">
            <text:p>0.49746823601325885</text:p>
          </table:table-cell>
          <table:table-cell office:value-type="float" office:value="0.5518234146006105">
            <text:p>0.5518234146006105</text:p>
          </table:table-cell>
          <table:table-cell office:value-type="float" office:value="0.5941328980845679">
            <text:p>0.5941328980845679</text:p>
          </table:table-cell>
          <table:table-cell office:value-type="float" office:value="0.5954022803766207">
            <text:p>0.5954022803766207</text:p>
          </table:table-cell>
          <table:table-cell office:value-type="float" office:value="0.6030306171892762">
            <text:p>0.6030306171892762</text:p>
          </table:table-cell>
          <table:table-cell office:value-type="float" office:value="0.6137533096954803">
            <text:p>0.6137533096954803</text:p>
          </table:table-cell>
          <table:table-cell office:value-type="float" office:value="0.6133251102529343">
            <text:p>0.6133251102529343</text:p>
          </table:table-cell>
          <table:table-cell office:value-type="float" office:value="0.6023846532856794">
            <text:p>0.6023846532856794</text:p>
          </table:table-cell>
          <table:table-cell office:value-type="float" office:value="0.6051223456641642">
            <text:p>0.6051223456641642</text:p>
          </table:table-cell>
          <table:table-cell office:value-type="float" office:value="0.6110868507850996">
            <text:p>0.6110868507850996</text:p>
          </table:table-cell>
          <table:table-cell office:value-type="float" office:value="0.6477512622836362">
            <text:p>0.6477512622836362</text:p>
          </table:table-cell>
          <table:table-cell office:value-type="float" office:value="0.6413860446983809">
            <text:p>0.6413860446983809</text:p>
          </table:table-cell>
          <table:table-cell office:value-type="float" office:value="0.6404093060556124">
            <text:p>0.6404093060556124</text:p>
          </table:table-cell>
          <table:table-cell office:value-type="float" office:value="0.641414657007984">
            <text:p>0.641414657007984</text:p>
          </table:table-cell>
          <table:table-cell office:value-type="float" office:value="0.6153602335773144">
            <text:p>0.6153602335773144</text:p>
          </table:table-cell>
          <table:table-cell office:value-type="float" office:value="0.7304407715820532">
            <text:p>0.7304407715820532</text:p>
          </table:table-cell>
          <table:table-cell office:value-type="float" office:value="0.7023406105084486">
            <text:p>0.702340610508448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6470706638804173">
            <text:p>0.36470706638804173</text:p>
          </table:table-cell>
          <table:table-cell office:value-type="float" office:value="0.3555289321604619">
            <text:p>0.3555289321604619</text:p>
          </table:table-cell>
          <table:table-cell office:value-type="float" office:value="0.30328628438895083">
            <text:p>0.30328628438895083</text:p>
          </table:table-cell>
          <table:table-cell office:value-type="float" office:value="0.2912136674100429">
            <text:p>0.2912136674100429</text:p>
          </table:table-cell>
          <table:table-cell office:value-type="float" office:value="0.2550684821287179">
            <text:p>0.2550684821287179</text:p>
          </table:table-cell>
          <table:table-cell office:value-type="float" office:value="0.2637199859713776">
            <text:p>0.2637199859713776</text:p>
          </table:table-cell>
          <table:table-cell office:value-type="float" office:value="0.3076308400126998">
            <text:p>0.3076308400126998</text:p>
          </table:table-cell>
          <table:table-cell office:value-type="float" office:value="0.1529286879784279">
            <text:p>0.1529286879784279</text:p>
          </table:table-cell>
          <table:table-cell office:value-type="float" office:value="0.16212621577703012">
            <text:p>0.16212621577703012</text:p>
          </table:table-cell>
          <table:table-cell office:value-type="float" office:value="0.18130384891884743">
            <text:p>0.18130384891884743</text:p>
          </table:table-cell>
          <table:table-cell office:value-type="float" office:value="0.16700135348846123">
            <text:p>0.16700135348846123</text:p>
          </table:table-cell>
          <table:table-cell office:value-type="float" office:value="0.16750821551517872">
            <text:p>0.16750821551517872</text:p>
          </table:table-cell>
          <table:table-cell office:value-type="float" office:value="0.17550058331205287">
            <text:p>0.17550058331205287</text:p>
          </table:table-cell>
          <table:table-cell office:value-type="float" office:value="0.17677325685942302">
            <text:p>0.17677325685942302</text:p>
          </table:table-cell>
          <table:table-cell office:value-type="float" office:value="0.17123693417852529">
            <text:p>0.17123693417852529</text:p>
          </table:table-cell>
          <table:table-cell office:value-type="float" office:value="0.17757507079074172">
            <text:p>0.17757507079074172</text:p>
          </table:table-cell>
          <table:table-cell office:value-type="float" office:value="0.18200355052779343">
            <text:p>0.18200355052779343</text:p>
          </table:table-cell>
          <table:table-cell office:value-type="float" office:value="0.20502460630370947">
            <text:p>0.20502460630370947</text:p>
          </table:table-cell>
          <table:table-cell office:value-type="float" office:value="0.18500931838269646">
            <text:p>0.18500931838269646</text:p>
          </table:table-cell>
          <table:table-cell office:value-type="float" office:value="0.18318278997392445">
            <text:p>0.18318278997392445</text:p>
          </table:table-cell>
          <table:table-cell office:value-type="float" office:value="0.19238161305611487">
            <text:p>0.19238161305611487</text:p>
          </table:table-cell>
          <table:table-cell office:value-type="float" office:value="0.18412463947082042">
            <text:p>0.18412463947082042</text:p>
          </table:table-cell>
          <table:table-cell office:value-type="float" office:value="0.3288413490931926">
            <text:p>0.3288413490931926</text:p>
          </table:table-cell>
          <table:table-cell office:value-type="float" office:value="0.3430432936968412">
            <text:p>0.343043293696841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694623844300459">
            <text:p>0.6694623844300459</text:p>
          </table:table-cell>
          <table:table-cell office:value-type="float" office:value="0.6488648426381821">
            <text:p>0.6488648426381821</text:p>
          </table:table-cell>
          <table:table-cell office:value-type="float" office:value="0.6489980219031889">
            <text:p>0.6489980219031889</text:p>
          </table:table-cell>
          <table:table-cell office:value-type="float" office:value="0.6270386202521481">
            <text:p>0.6270386202521481</text:p>
          </table:table-cell>
          <table:table-cell office:value-type="float" office:value="0.6155999532478561">
            <text:p>0.6155999532478561</text:p>
          </table:table-cell>
          <table:table-cell office:value-type="float" office:value="0.5997615574486651">
            <text:p>0.5997615574486651</text:p>
          </table:table-cell>
          <table:table-cell office:value-type="float" office:value="0.6275440068214948">
            <text:p>0.6275440068214948</text:p>
          </table:table-cell>
          <table:table-cell office:value-type="float" office:value="0.7148964358906766">
            <text:p>0.7148964358906766</text:p>
          </table:table-cell>
          <table:table-cell office:value-type="float" office:value="0.8085955301926411">
            <text:p>0.8085955301926411</text:p>
          </table:table-cell>
          <table:table-cell office:value-type="float" office:value="0.856592566989941">
            <text:p>0.856592566989941</text:p>
          </table:table-cell>
          <table:table-cell office:value-type="float" office:value="0.8889031680439952">
            <text:p>0.8889031680439952</text:p>
          </table:table-cell>
          <table:table-cell office:value-type="float" office:value="0.9036797502151576">
            <text:p>0.9036797502151576</text:p>
          </table:table-cell>
          <table:table-cell office:value-type="float" office:value="0.9093449907213852">
            <text:p>0.9093449907213852</text:p>
          </table:table-cell>
          <table:table-cell office:value-type="float" office:value="0.9058157934337899">
            <text:p>0.9058157934337899</text:p>
          </table:table-cell>
          <table:table-cell office:value-type="float" office:value="0.8946025775274397">
            <text:p>0.8946025775274397</text:p>
          </table:table-cell>
          <table:table-cell office:value-type="float" office:value="0.8871318974124903">
            <text:p>0.8871318974124903</text:p>
          </table:table-cell>
          <table:table-cell office:value-type="float" office:value="0.8903190469825141">
            <text:p>0.8903190469825141</text:p>
          </table:table-cell>
          <table:table-cell office:value-type="float" office:value="0.9186280943337458">
            <text:p>0.9186280943337458</text:p>
          </table:table-cell>
          <table:table-cell office:value-type="float" office:value="0.9469510740565378">
            <text:p>0.9469510740565378</text:p>
          </table:table-cell>
          <table:table-cell office:value-type="float" office:value="0.948714330781163">
            <text:p>0.948714330781163</text:p>
          </table:table-cell>
          <table:table-cell office:value-type="float" office:value="0.9317134260763577">
            <text:p>0.9317134260763577</text:p>
          </table:table-cell>
          <table:table-cell office:value-type="float" office:value="0.8947849122527006">
            <text:p>0.8947849122527006</text:p>
          </table:table-cell>
          <table:table-cell office:value-type="float" office:value="0.8332918453936549">
            <text:p>0.8332918453936549</text:p>
          </table:table-cell>
          <table:table-cell office:value-type="float" office:value="0.7455178155273317">
            <text:p>0.7455178155273317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8084690398339073">
            <text:p>0.8084690398339073</text:p>
          </table:table-cell>
          <table:table-cell office:value-type="float" office:value="0.7856375532951695">
            <text:p>0.7856375532951695</text:p>
          </table:table-cell>
          <table:table-cell office:value-type="float" office:value="0.7334831851564454">
            <text:p>0.7334831851564454</text:p>
          </table:table-cell>
          <table:table-cell office:value-type="float" office:value="0.7068544890922991">
            <text:p>0.7068544890922991</text:p>
          </table:table-cell>
          <table:table-cell office:value-type="float" office:value="0.6631270324818137">
            <text:p>0.6631270324818137</text:p>
          </table:table-cell>
          <table:table-cell office:value-type="float" office:value="0.6612798467199055">
            <text:p>0.6612798467199055</text:p>
          </table:table-cell>
          <table:table-cell office:value-type="float" office:value="0.7236066638497918">
            <text:p>0.7236066638497918</text:p>
          </table:table-cell>
          <table:table-cell office:value-type="float" office:value="0.6268072218266768">
            <text:p>0.6268072218266768</text:p>
          </table:table-cell>
          <table:table-cell office:value-type="float" office:value="0.6981144304147833">
            <text:p>0.6981144304147833</text:p>
          </table:table-cell>
          <table:table-cell office:value-type="float" office:value="0.7491075326017458">
            <text:p>0.7491075326017458</text:p>
          </table:table-cell>
          <table:table-cell office:value-type="float" office:value="0.7562225453397624">
            <text:p>0.7562225453397624</text:p>
          </table:table-cell>
          <table:table-cell office:value-type="float" office:value="0.7665242597996655">
            <text:p>0.7665242597996655</text:p>
          </table:table-cell>
          <table:table-cell office:value-type="float" office:value="0.7782719070051484">
            <text:p>0.7782719070051484</text:p>
          </table:table-cell>
          <table:table-cell office:value-type="float" office:value="0.77720520557127">
            <text:p>0.77720520557127</text:p>
          </table:table-cell>
          <table:table-cell office:value-type="float" office:value="0.7642360547957607">
            <text:p>0.7642360547957607</text:p>
          </table:table-cell>
          <table:table-cell office:value-type="float" office:value="0.765622152536346">
            <text:p>0.765622152536346</text:p>
          </table:table-cell>
          <table:table-cell office:value-type="float" office:value="0.7721632764125679">
            <text:p>0.7721632764125679</text:p>
          </table:table-cell>
          <table:table-cell office:value-type="float" office:value="0.8139493576942111">
            <text:p>0.8139493576942111</text:p>
          </table:table-cell>
          <table:table-cell office:value-type="float" office:value="0.8127083305352193">
            <text:p>0.8127083305352193</text:p>
          </table:table-cell>
          <table:table-cell office:value-type="float" office:value="0.8120506001082441">
            <text:p>0.8120506001082441</text:p>
          </table:table-cell>
          <table:table-cell office:value-type="float" office:value="0.8099801492213053">
            <text:p>0.8099801492213053</text:p>
          </table:table-cell>
          <table:table-cell office:value-type="float" office:value="0.7772446230661579">
            <text:p>0.7772446230661579</text:p>
          </table:table-cell>
          <table:table-cell office:value-type="float" office:value="0.8811998420696956">
            <text:p>0.8811998420696956</text:p>
          </table:table-cell>
          <table:table-cell office:value-type="float" office:value="0.8372196130118064">
            <text:p>0.837219613011806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240991221563527">
            <text:p>0.5240991221563527</text:p>
          </table:table-cell>
          <table:table-cell office:value-type="float" office:value="0.5100169266904789">
            <text:p>0.5100169266904789</text:p>
          </table:table-cell>
          <table:table-cell office:value-type="float" office:value="0.4578059875217648">
            <text:p>0.4578059875217648</text:p>
          </table:table-cell>
          <table:table-cell office:value-type="float" office:value="0.44050506458571037">
            <text:p>0.44050506458571037</text:p>
          </table:table-cell>
          <table:table-cell office:value-type="float" office:value="0.40163645123513625">
            <text:p>0.40163645123513625</text:p>
          </table:table-cell>
          <table:table-cell office:value-type="float" office:value="0.40651699717901213">
            <text:p>0.40651699717901213</text:p>
          </table:table-cell>
          <table:table-cell office:value-type="float" office:value="0.4570425644929613">
            <text:p>0.4570425644929613</text:p>
          </table:table-cell>
          <table:table-cell office:value-type="float" office:value="0.3231381205443297">
            <text:p>0.3231381205443297</text:p>
          </table:table-cell>
          <table:table-cell office:value-type="float" office:value="0.354644431646917">
            <text:p>0.354644431646917</text:p>
          </table:table-cell>
          <table:table-cell office:value-type="float" office:value="0.38524966183352105">
            <text:p>0.38524966183352105</text:p>
          </table:table-cell>
          <table:table-cell office:value-type="float" office:value="0.3786399856636218">
            <text:p>0.3786399856636218</text:p>
          </table:table-cell>
          <table:table-cell office:value-type="float" office:value="0.3826649987683818">
            <text:p>0.3826649987683818</text:p>
          </table:table-cell>
          <table:table-cell office:value-type="float" office:value="0.39200620161814503">
            <text:p>0.39200620161814503</text:p>
          </table:table-cell>
          <table:table-cell office:value-type="float" office:value="0.39243860986612766">
            <text:p>0.39243860986612766</text:p>
          </table:table-cell>
          <table:table-cell office:value-type="float" office:value="0.38423253668594015">
            <text:p>0.38423253668594015</text:p>
          </table:table-cell>
          <table:table-cell office:value-type="float" office:value="0.3887919817850811">
            <text:p>0.3887919817850811</text:p>
          </table:table-cell>
          <table:table-cell office:value-type="float" office:value="0.3939792888047738">
            <text:p>0.3939792888047738</text:p>
          </table:table-cell>
          <table:table-cell office:value-type="float" office:value="0.42374043537458445">
            <text:p>0.42374043537458445</text:p>
          </table:table-cell>
          <table:table-cell office:value-type="float" office:value="0.41046855540074484">
            <text:p>0.41046855540074484</text:p>
          </table:table-cell>
          <table:table-cell office:value-type="float" office:value="0.40906184014461955">
            <text:p>0.40906184014461955</text:p>
          </table:table-cell>
          <table:table-cell office:value-type="float" office:value="0.414212924005244">
            <text:p>0.414212924005244</text:p>
          </table:table-cell>
          <table:table-cell office:value-type="float" office:value="0.3971636539866964">
            <text:p>0.3971636539866964</text:p>
          </table:table-cell>
          <table:table-cell office:value-type="float" office:value="0.5272395016725078">
            <text:p>0.5272395016725078</text:p>
          </table:table-cell>
          <table:table-cell office:value-type="float" office:value="0.520543359409972">
            <text:p>0.52054335940997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4603895504584462">
            <text:p>0.4603895504584462</text:p>
          </table:table-cell>
          <table:table-cell office:value-type="float" office:value="0.44826752571479495">
            <text:p>0.44826752571479495</text:p>
          </table:table-cell>
          <table:table-cell office:value-type="float" office:value="0.39604391250474613">
            <text:p>0.39604391250474613</text:p>
          </table:table-cell>
          <table:table-cell office:value-type="float" office:value="0.38083276205847905">
            <text:p>0.38083276205847905</text:p>
          </table:table-cell>
          <table:table-cell office:value-type="float" office:value="0.34305271259526826">
            <text:p>0.34305271259526826</text:p>
          </table:table-cell>
          <table:table-cell office:value-type="float" office:value="0.3494405238257632">
            <text:p>0.3494405238257632</text:p>
          </table:table-cell>
          <table:table-cell office:value-type="float" office:value="0.3973221667140423">
            <text:p>0.3973221667140423</text:p>
          </table:table-cell>
          <table:table-cell office:value-type="float" office:value="0.255104804859639">
            <text:p>0.255104804859639</text:p>
          </table:table-cell>
          <table:table-cell office:value-type="float" office:value="0.2776942159163144">
            <text:p>0.2776942159163144</text:p>
          </table:table-cell>
          <table:table-cell office:value-type="float" office:value="0.30373179491258673">
            <text:p>0.30373179491258673</text:p>
          </table:table-cell>
          <table:table-cell office:value-type="float" office:value="0.29404727151851046">
            <text:p>0.29404727151851046</text:p>
          </table:table-cell>
          <table:table-cell office:value-type="float" office:value="0.29666606712221505">
            <text:p>0.29666606712221505</text:p>
          </table:table-cell>
          <table:table-cell office:value-type="float" office:value="0.30546813580311044">
            <text:p>0.30546813580311044</text:p>
          </table:table-cell>
          <table:table-cell office:value-type="float" office:value="0.3062364010803449">
            <text:p>0.3062364010803449</text:p>
          </table:table-cell>
          <table:table-cell office:value-type="float" office:value="0.29909743667185995">
            <text:p>0.29909743667185995</text:p>
          </table:table-cell>
          <table:table-cell office:value-type="float" office:value="0.30436783109613874">
            <text:p>0.30436783109613874</text:p>
          </table:table-cell>
          <table:table-cell office:value-type="float" office:value="0.3092518321515742">
            <text:p>0.3092518321515742</text:p>
          </table:table-cell>
          <table:table-cell office:value-type="float" office:value="0.3363189404544573">
            <text:p>0.3363189404544573</text:p>
          </table:table-cell>
          <table:table-cell office:value-type="float" office:value="0.32035169633572524">
            <text:p>0.32035169633572524</text:p>
          </table:table-cell>
          <table:table-cell office:value-type="float" office:value="0.3187771802690795">
            <text:p>0.3187771802690795</text:p>
          </table:table-cell>
          <table:table-cell office:value-type="float" office:value="0.3255461598956373">
            <text:p>0.3255461598956373</text:p>
          </table:table-cell>
          <table:table-cell office:value-type="float" office:value="0.31201120203840393">
            <text:p>0.31201120203840393</text:p>
          </table:table-cell>
          <table:table-cell office:value-type="float" office:value="0.44793905432237646">
            <text:p>0.44793905432237646</text:p>
          </table:table-cell>
          <table:table-cell office:value-type="float" office:value="0.4495959517212743">
            <text:p>0.4495959517212743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5032189902962008">
            <text:p>0.05032189902962008</text:p>
          </table:table-cell>
          <table:table-cell office:value-type="float" office:value="0.04877363068413097">
            <text:p>0.04877363068413097</text:p>
          </table:table-cell>
          <table:table-cell office:value-type="float" office:value="0.048783641453492246">
            <text:p>0.048783641453492246</text:p>
          </table:table-cell>
          <table:table-cell office:value-type="float" office:value="0.04713300533362223">
            <text:p>0.04713300533362223</text:p>
          </table:table-cell>
          <table:table-cell office:value-type="float" office:value="0.04627318787500055">
            <text:p>0.04627318787500055</text:p>
          </table:table-cell>
          <table:table-cell office:value-type="float" office:value="0.0450826532419359">
            <text:p>0.0450826532419359</text:p>
          </table:table-cell>
          <table:table-cell office:value-type="float" office:value="0.04717099404292853">
            <text:p>0.04717099404292853</text:p>
          </table:table-cell>
          <table:table-cell office:value-type="float" office:value="0.05373706887826631">
            <text:p>0.05373706887826631</text:p>
          </table:table-cell>
          <table:table-cell office:value-type="float" office:value="0.06078020748066096">
            <text:p>0.06078020748066096</text:p>
          </table:table-cell>
          <table:table-cell office:value-type="float" office:value="0.06438803085596666">
            <text:p>0.06438803085596666</text:p>
          </table:table-cell>
          <table:table-cell office:value-type="float" office:value="0.06681674207506322">
            <text:p>0.06681674207506322</text:p>
          </table:table-cell>
          <table:table-cell office:value-type="float" office:value="0.06792746269703401">
            <text:p>0.06792746269703401</text:p>
          </table:table-cell>
          <table:table-cell office:value-type="float" office:value="0.06835330538418605">
            <text:p>0.06835330538418605</text:p>
          </table:table-cell>
          <table:table-cell office:value-type="float" office:value="0.06808802399766996">
            <text:p>0.06808802399766996</text:p>
          </table:table-cell>
          <table:table-cell office:value-type="float" office:value="0.06724515316316128">
            <text:p>0.06724515316316128</text:p>
          </table:table-cell>
          <table:table-cell office:value-type="float" office:value="0.06668359986431968">
            <text:p>0.06668359986431968</text:p>
          </table:table-cell>
          <table:table-cell office:value-type="float" office:value="0.06692317033546956">
            <text:p>0.06692317033546956</text:p>
          </table:table-cell>
          <table:table-cell office:value-type="float" office:value="0.06905109425705969">
            <text:p>0.06905109425705969</text:p>
          </table:table-cell>
          <table:table-cell office:value-type="float" office:value="0.07118006544196301">
            <text:p>0.07118006544196301</text:p>
          </table:table-cell>
          <table:table-cell office:value-type="float" office:value="0.07131260526634074">
            <text:p>0.07131260526634074</text:p>
          </table:table-cell>
          <table:table-cell office:value-type="float" office:value="0.07003468759708187">
            <text:p>0.07003468759708187</text:p>
          </table:table-cell>
          <table:table-cell office:value-type="float" office:value="0.06725885883184035">
            <text:p>0.06725885883184035</text:p>
          </table:table-cell>
          <table:table-cell office:value-type="float" office:value="0.0626365708983115">
            <text:p>0.0626365708983115</text:p>
          </table:table-cell>
          <table:table-cell office:value-type="float" office:value="0.05603880533136862">
            <text:p>0.0560388053313686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194652908105376">
            <text:p>0.1194652908105376</text:p>
          </table:table-cell>
          <table:table-cell office:value-type="float" office:value="0.11578966783697472">
            <text:p>0.11578966783697472</text:p>
          </table:table-cell>
          <table:table-cell office:value-type="float" office:value="0.11581343362276637">
            <text:p>0.11581343362276637</text:p>
          </table:table-cell>
          <table:table-cell office:value-type="float" office:value="0.11189478731002345">
            <text:p>0.11189478731002345</text:p>
          </table:table-cell>
          <table:table-cell office:value-type="float" office:value="0.10985356182531446">
            <text:p>0.10985356182531446</text:p>
          </table:table-cell>
          <table:table-cell office:value-type="float" office:value="0.10702720652271795">
            <text:p>0.10702720652271795</text:p>
          </table:table-cell>
          <table:table-cell office:value-type="float" office:value="0.11198497333821997">
            <text:p>0.11198497333821997</text:p>
          </table:table-cell>
          <table:table-cell office:value-type="float" office:value="0.1275729788549767">
            <text:p>0.1275729788549767</text:p>
          </table:table-cell>
          <table:table-cell office:value-type="float" office:value="0.1442935442068271">
            <text:p>0.1442935442068271</text:p>
          </table:table-cell>
          <table:table-cell office:value-type="float" office:value="0.15285859594444628">
            <text:p>0.15285859594444628</text:p>
          </table:table-cell>
          <table:table-cell office:value-type="float" office:value="0.15862440958978188">
            <text:p>0.15862440958978188</text:p>
          </table:table-cell>
          <table:table-cell office:value-type="float" office:value="0.16126128468137818">
            <text:p>0.16126128468137818</text:p>
          </table:table-cell>
          <table:table-cell office:value-type="float" office:value="0.16227224455056322">
            <text:p>0.16227224455056322</text:p>
          </table:table-cell>
          <table:table-cell office:value-type="float" office:value="0.16164246072686334">
            <text:p>0.16164246072686334</text:p>
          </table:table-cell>
          <table:table-cell office:value-type="float" office:value="0.15964146689908562">
            <text:p>0.15964146689908562</text:p>
          </table:table-cell>
          <table:table-cell office:value-type="float" office:value="0.15830832706443315">
            <text:p>0.15830832706443315</text:p>
          </table:table-cell>
          <table:table-cell office:value-type="float" office:value="0.1588770726117493">
            <text:p>0.1588770726117493</text:p>
          </table:table-cell>
          <table:table-cell office:value-type="float" office:value="0.16392881062278528">
            <text:p>0.16392881062278528</text:p>
          </table:table-cell>
          <table:table-cell office:value-type="float" office:value="0.16898303485987098">
            <text:p>0.16898303485987098</text:p>
          </table:table-cell>
          <table:table-cell office:value-type="float" office:value="0.16929768730679057">
            <text:p>0.16929768730679057</text:p>
          </table:table-cell>
          <table:table-cell office:value-type="float" office:value="0.16626388276177298">
            <text:p>0.16626388276177298</text:p>
          </table:table-cell>
          <table:table-cell office:value-type="float" office:value="0.15967400445681088">
            <text:p>0.15967400445681088</text:p>
          </table:table-cell>
          <table:table-cell office:value-type="float" office:value="0.1487005916318288">
            <text:p>0.1487005916318288</text:p>
          </table:table-cell>
          <table:table-cell office:value-type="float" office:value="0.1330373516239221">
            <text:p>0.133037351623922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7309473249938115">
            <text:p>0.17309473249938115</text:p>
          </table:table-cell>
          <table:table-cell office:value-type="float" office:value="0.16776907706372524">
            <text:p>0.16776907706372524</text:p>
          </table:table-cell>
          <table:table-cell office:value-type="float" office:value="0.16780351160371845">
            <text:p>0.16780351160371845</text:p>
          </table:table-cell>
          <table:table-cell office:value-type="float" office:value="0.16212573665618402">
            <text:p>0.16212573665618402</text:p>
          </table:table-cell>
          <table:table-cell office:value-type="float" office:value="0.15916817988928275">
            <text:p>0.15916817988928275</text:p>
          </table:table-cell>
          <table:table-cell office:value-type="float" office:value="0.15507303885097878">
            <text:p>0.15507303885097878</text:p>
          </table:table-cell>
          <table:table-cell office:value-type="float" office:value="0.1622564083041577">
            <text:p>0.1622564083041577</text:p>
          </table:table-cell>
          <table:table-cell office:value-type="float" office:value="0.18484206165012498">
            <text:p>0.18484206165012498</text:p>
          </table:table-cell>
          <table:table-cell office:value-type="float" office:value="0.2090686949021788">
            <text:p>0.2090686949021788</text:p>
          </table:table-cell>
          <table:table-cell office:value-type="float" office:value="0.22147870394587515">
            <text:p>0.22147870394587515</text:p>
          </table:table-cell>
          <table:table-cell office:value-type="float" office:value="0.2298328624115634">
            <text:p>0.2298328624115634</text:p>
          </table:table-cell>
          <table:table-cell office:value-type="float" office:value="0.23365346323643243">
            <text:p>0.23365346323643243</text:p>
          </table:table-cell>
          <table:table-cell office:value-type="float" office:value="0.2351182554529597">
            <text:p>0.2351182554529597</text:p>
          </table:table-cell>
          <table:table-cell office:value-type="float" office:value="0.23420575390747753">
            <text:p>0.23420575390747753</text:p>
          </table:table-cell>
          <table:table-cell office:value-type="float" office:value="0.23130648928423878">
            <text:p>0.23130648928423878</text:p>
          </table:table-cell>
          <table:table-cell office:value-type="float" office:value="0.2293748865442478">
            <text:p>0.2293748865442478</text:p>
          </table:table-cell>
          <table:table-cell office:value-type="float" office:value="0.2301989489786574">
            <text:p>0.2301989489786574</text:p>
          </table:table-cell>
          <table:table-cell office:value-type="float" office:value="0.23751847445542631">
            <text:p>0.23751847445542631</text:p>
          </table:table-cell>
          <table:table-cell office:value-type="float" office:value="0.24484160225576562">
            <text:p>0.24484160225576562</text:p>
          </table:table-cell>
          <table:table-cell office:value-type="float" office:value="0.2452975060648148">
            <text:p>0.2452975060648148</text:p>
          </table:table-cell>
          <table:table-cell office:value-type="float" office:value="0.2409017892619495">
            <text:p>0.2409017892619495</text:p>
          </table:table-cell>
          <table:table-cell office:value-type="float" office:value="0.23135363335271542">
            <text:p>0.23135363335271542</text:p>
          </table:table-cell>
          <table:table-cell office:value-type="float" office:value="0.2154541202417657">
            <text:p>0.2154541202417657</text:p>
          </table:table-cell>
          <table:table-cell office:value-type="float" office:value="0.19275945871415978">
            <text:p>0.1927594587141597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882976671150176">
            <text:p>0.07882976671150176</text:p>
          </table:table-cell>
          <table:table-cell office:value-type="float" office:value="0.0764043885990848">
            <text:p>0.0764043885990848</text:p>
          </table:table-cell>
          <table:table-cell office:value-type="float" office:value="0.07642007057112019">
            <text:p>0.07642007057112019</text:p>
          </table:table-cell>
          <table:table-cell office:value-type="float" office:value="0.07383433229883551">
            <text:p>0.07383433229883551</text:p>
          </table:table-cell>
          <table:table-cell office:value-type="float" office:value="0.07248741950371773">
            <text:p>0.07248741950371773</text:p>
          </table:table-cell>
          <table:table-cell office:value-type="float" office:value="0.07062243489073218">
            <text:p>0.07062243489073218</text:p>
          </table:table-cell>
          <table:table-cell office:value-type="float" office:value="0.07389384199839026">
            <text:p>0.07389384199839026</text:p>
          </table:table-cell>
          <table:table-cell office:value-type="float" office:value="0.08417966501900574">
            <text:p>0.08417966501900574</text:p>
          </table:table-cell>
          <table:table-cell office:value-type="float" office:value="0.09521281328347653">
            <text:p>0.09521281328347653</text:p>
          </table:table-cell>
          <table:table-cell office:value-type="float" office:value="0.10086450530019185">
            <text:p>0.10086450530019185</text:p>
          </table:table-cell>
          <table:table-cell office:value-type="float" office:value="0.10466910613010687">
            <text:p>0.10466910613010687</text:p>
          </table:table-cell>
          <table:table-cell office:value-type="float" office:value="0.10640906128283414">
            <text:p>0.10640906128283414</text:p>
          </table:table-cell>
          <table:table-cell office:value-type="float" office:value="0.10707614818399089">
            <text:p>0.10707614818399089</text:p>
          </table:table-cell>
          <table:table-cell office:value-type="float" office:value="0.10666058219353308">
            <text:p>0.10666058219353308</text:p>
          </table:table-cell>
          <table:table-cell office:value-type="float" office:value="0.10534021645747162">
            <text:p>0.10534021645747162</text:p>
          </table:table-cell>
          <table:table-cell office:value-type="float" office:value="0.10446053750263523">
            <text:p>0.10446053750263523</text:p>
          </table:table-cell>
          <table:table-cell office:value-type="float" office:value="0.10483582708263695">
            <text:p>0.10483582708263695</text:p>
          </table:table-cell>
          <table:table-cell office:value-type="float" office:value="0.10816924155135639">
            <text:p>0.10816924155135639</text:p>
          </table:table-cell>
          <table:table-cell office:value-type="float" office:value="0.11150429656870893">
            <text:p>0.11150429656870893</text:p>
          </table:table-cell>
          <table:table-cell office:value-type="float" office:value="0.11171192155181094">
            <text:p>0.11171192155181094</text:p>
          </table:table-cell>
          <table:table-cell office:value-type="float" office:value="0.1097100505237542">
            <text:p>0.1097100505237542</text:p>
          </table:table-cell>
          <table:table-cell office:value-type="float" office:value="0.10536168652687355">
            <text:p>0.10536168652687355</text:p>
          </table:table-cell>
          <table:table-cell office:value-type="float" office:value="0.09812082546042211">
            <text:p>0.09812082546042211</text:p>
          </table:table-cell>
          <table:table-cell office:value-type="float" office:value="0.08778535858638493">
            <text:p>0.08778535858638493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508869460731645">
            <text:p>0.1508869460731645</text:p>
          </table:table-cell>
          <table:table-cell office:value-type="float" office:value="0.1462445639918539">
            <text:p>0.1462445639918539</text:p>
          </table:table-cell>
          <table:table-cell office:value-type="float" office:value="0.14627458063363225">
            <text:p>0.14627458063363225</text:p>
          </table:table-cell>
          <table:table-cell office:value-type="float" office:value="0.14132525542913962">
            <text:p>0.14132525542913962</text:p>
          </table:table-cell>
          <table:table-cell office:value-type="float" office:value="0.13874714862050264">
            <text:p>0.13874714862050264</text:p>
          </table:table-cell>
          <table:table-cell office:value-type="float" office:value="0.1351774078428">
            <text:p>0.1351774078428</text:p>
          </table:table-cell>
          <table:table-cell office:value-type="float" office:value="0.141439162106809">
            <text:p>0.141439162106809</text:p>
          </table:table-cell>
          <table:table-cell office:value-type="float" office:value="0.1611271110653501">
            <text:p>0.1611271110653501</text:p>
          </table:table-cell>
          <table:table-cell office:value-type="float" office:value="0.18224550474639412">
            <text:p>0.18224550474639412</text:p>
          </table:table-cell>
          <table:table-cell office:value-type="float" office:value="0.19306332882634125">
            <text:p>0.19306332882634125</text:p>
          </table:table-cell>
          <table:table-cell office:value-type="float" office:value="0.20034566168360074">
            <text:p>0.20034566168360074</text:p>
          </table:table-cell>
          <table:table-cell office:value-type="float" office:value="0.20367608533257792">
            <text:p>0.20367608533257792</text:p>
          </table:table-cell>
          <table:table-cell office:value-type="float" office:value="0.2049529469735525">
            <text:p>0.2049529469735525</text:p>
          </table:table-cell>
          <table:table-cell office:value-type="float" office:value="0.20415751796484466">
            <text:p>0.20415751796484466</text:p>
          </table:table-cell>
          <table:table-cell office:value-type="float" office:value="0.20163022450800733">
            <text:p>0.20163022450800733</text:p>
          </table:table-cell>
          <table:table-cell office:value-type="float" office:value="0.1999464434116373">
            <text:p>0.1999464434116373</text:p>
          </table:table-cell>
          <table:table-cell office:value-type="float" office:value="0.20066477991042145">
            <text:p>0.20066477991042145</text:p>
          </table:table-cell>
          <table:table-cell office:value-type="float" office:value="0.20704522159080738">
            <text:p>0.20704522159080738</text:p>
          </table:table-cell>
          <table:table-cell office:value-type="float" office:value="0.21342880342222406">
            <text:p>0.21342880342222406</text:p>
          </table:table-cell>
          <table:table-cell office:value-type="float" office:value="0.21382621547779157">
            <text:p>0.21382621547779157</text:p>
          </table:table-cell>
          <table:table-cell office:value-type="float" office:value="0.2099944623411724">
            <text:p>0.2099944623411724</text:p>
          </table:table-cell>
          <table:table-cell office:value-type="float" office:value="0.2016713200654246">
            <text:p>0.2016713200654246</text:p>
          </table:table-cell>
          <table:table-cell office:value-type="float" office:value="0.1878116898922761">
            <text:p>0.1878116898922761</text:p>
          </table:table-cell>
          <table:table-cell office:value-type="float" office:value="0.16802871833318106">
            <text:p>0.1680287183331810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2576537206620206">
            <text:p>0.12576537206620206</text:p>
          </table:table-cell>
          <table:table-cell office:value-type="float" office:value="0.12189591268005821">
            <text:p>0.12189591268005821</text:p>
          </table:table-cell>
          <table:table-cell office:value-type="float" office:value="0.12192093177030851">
            <text:p>0.12192093177030851</text:p>
          </table:table-cell>
          <table:table-cell office:value-type="float" office:value="0.11779563304819204">
            <text:p>0.11779563304819204</text:p>
          </table:table-cell>
          <table:table-cell office:value-type="float" office:value="0.11564676218525195">
            <text:p>0.11564676218525195</text:p>
          </table:table-cell>
          <table:table-cell office:value-type="float" office:value="0.1126713571633359">
            <text:p>0.1126713571633359</text:p>
          </table:table-cell>
          <table:table-cell office:value-type="float" office:value="0.11789057509633304">
            <text:p>0.11789057509633304</text:p>
          </table:table-cell>
          <table:table-cell office:value-type="float" office:value="0.13430062441094107">
            <text:p>0.13430062441094107</text:p>
          </table:table-cell>
          <table:table-cell office:value-type="float" office:value="0.15190295985385802">
            <text:p>0.15190295985385802</text:p>
          </table:table-cell>
          <table:table-cell office:value-type="float" office:value="0.160919695269137">
            <text:p>0.160919695269137</text:p>
          </table:table-cell>
          <table:table-cell office:value-type="float" office:value="0.1669895729168643">
            <text:p>0.1669895729168643</text:p>
          </table:table-cell>
          <table:table-cell office:value-type="float" office:value="0.16976550536332224">
            <text:p>0.16976550536332224</text:p>
          </table:table-cell>
          <table:table-cell office:value-type="float" office:value="0.17082977887096276">
            <text:p>0.17082977887096276</text:p>
          </table:table-cell>
          <table:table-cell office:value-type="float" office:value="0.17016678298009172">
            <text:p>0.17016678298009172</text:p>
          </table:table-cell>
          <table:table-cell office:value-type="float" office:value="0.16806026541716465">
            <text:p>0.16806026541716465</text:p>
          </table:table-cell>
          <table:table-cell office:value-type="float" office:value="0.16665682157013906">
            <text:p>0.16665682157013906</text:p>
          </table:table-cell>
          <table:table-cell office:value-type="float" office:value="0.16725556029068">
            <text:p>0.16725556029068</text:p>
          </table:table-cell>
          <table:table-cell office:value-type="float" office:value="0.17257370505246322">
            <text:p>0.17257370505246322</text:p>
          </table:table-cell>
          <table:table-cell office:value-type="float" office:value="0.1778944671530746">
            <text:p>0.1778944671530746</text:p>
          </table:table-cell>
          <table:table-cell office:value-type="float" office:value="0.17822571300523596">
            <text:p>0.17822571300523596</text:p>
          </table:table-cell>
          <table:table-cell office:value-type="float" office:value="0.17503191876766777">
            <text:p>0.17503191876766777</text:p>
          </table:table-cell>
          <table:table-cell office:value-type="float" office:value="0.1680945188645522">
            <text:p>0.1680945188645522</text:p>
          </table:table-cell>
          <table:table-cell office:value-type="float" office:value="0.1565424158444491">
            <text:p>0.1565424158444491</text:p>
          </table:table-cell>
          <table:table-cell office:value-type="float" office:value="0.14005316449795885">
            <text:p>0.1400531644979588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617181004961471">
            <text:p>0.3617181004961471</text:p>
          </table:table-cell>
          <table:table-cell office:value-type="float" office:value="0.3512605045135149">
            <text:p>0.3512605045135149</text:p>
          </table:table-cell>
          <table:table-cell office:value-type="float" office:value="0.33413688200281555">
            <text:p>0.33413688200281555</text:p>
          </table:table-cell>
          <table:table-cell office:value-type="float" office:value="0.32223592412861357">
            <text:p>0.32223592412861357</text:p>
          </table:table-cell>
          <table:table-cell office:value-type="float" office:value="0.30622310182838536">
            <text:p>0.30622310182838536</text:p>
          </table:table-cell>
          <table:table-cell office:value-type="float" office:value="0.3033451941201609">
            <text:p>0.3033451941201609</text:p>
          </table:table-cell>
          <table:table-cell office:value-type="float" office:value="0.32781468499801353">
            <text:p>0.32781468499801353</text:p>
          </table:table-cell>
          <table:table-cell office:value-type="float" office:value="0.308521224676456">
            <text:p>0.308521224676456</text:p>
          </table:table-cell>
          <table:table-cell office:value-type="float" office:value="0.3453929747486712">
            <text:p>0.3453929747486712</text:p>
          </table:table-cell>
          <table:table-cell office:value-type="float" office:value="0.3690353336615537">
            <text:p>0.3690353336615537</text:p>
          </table:table-cell>
          <table:table-cell office:value-type="float" office:value="0.376006355352701">
            <text:p>0.376006355352701</text:p>
          </table:table-cell>
          <table:table-cell office:value-type="float" office:value="0.38151096549920366">
            <text:p>0.38151096549920366</text:p>
          </table:table-cell>
          <table:table-cell office:value-type="float" office:value="0.3861845477846035">
            <text:p>0.3861845477846035</text:p>
          </table:table-cell>
          <table:table-cell office:value-type="float" office:value="0.38532795024811267">
            <text:p>0.38532795024811267</text:p>
          </table:table-cell>
          <table:table-cell office:value-type="float" office:value="0.37945745575422757">
            <text:p>0.37945745575422757</text:p>
          </table:table-cell>
          <table:table-cell office:value-type="float" office:value="0.3788419824646162">
            <text:p>0.3788419824646162</text:p>
          </table:table-cell>
          <table:table-cell office:value-type="float" office:value="0.381448938689855">
            <text:p>0.381448938689855</text:p>
          </table:table-cell>
          <table:table-cell office:value-type="float" office:value="0.39924235524761736">
            <text:p>0.39924235524761736</text:p>
          </table:table-cell>
          <table:table-cell office:value-type="float" office:value="0.4028951088489572">
            <text:p>0.4028951088489572</text:p>
          </table:table-cell>
          <table:table-cell office:value-type="float" office:value="0.402931716545646">
            <text:p>0.402931716545646</text:p>
          </table:table-cell>
          <table:table-cell office:value-type="float" office:value="0.39981375436089395">
            <text:p>0.39981375436089395</text:p>
          </table:table-cell>
          <table:table-cell office:value-type="float" office:value="0.3837594076491022">
            <text:p>0.3837594076491022</text:p>
          </table:table-cell>
          <table:table-cell office:value-type="float" office:value="0.40911237362003006">
            <text:p>0.40911237362003006</text:p>
          </table:table-cell>
          <table:table-cell office:value-type="float" office:value="0.3820722565918564">
            <text:p>0.382072256591856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2596743759241236">
            <text:p>0.22596743759241236</text:p>
          </table:table-cell>
          <table:table-cell office:value-type="float" office:value="0.21968664344611233">
            <text:p>0.21968664344611233</text:p>
          </table:table-cell>
          <table:table-cell office:value-type="float" office:value="0.202532887796899">
            <text:p>0.202532887796899</text:p>
          </table:table-cell>
          <table:table-cell office:value-type="float" office:value="0.19508475507228532">
            <text:p>0.19508475507228532</text:p>
          </table:table-cell>
          <table:table-cell office:value-type="float" office:value="0.1813896274169234">
            <text:p>0.1813896274169234</text:p>
          </table:table-cell>
          <table:table-cell office:value-type="float" office:value="0.1817243936060867">
            <text:p>0.1817243936060867</text:p>
          </table:table-cell>
          <table:table-cell office:value-type="float" office:value="0.20056200088635262">
            <text:p>0.20056200088635262</text:p>
          </table:table-cell>
          <table:table-cell office:value-type="float" office:value="0.16354350218022015">
            <text:p>0.16354350218022015</text:p>
          </table:table-cell>
          <table:table-cell office:value-type="float" office:value="0.18141285669227308">
            <text:p>0.18141285669227308</text:p>
          </table:table-cell>
          <table:table-cell office:value-type="float" office:value="0.1953221690935149">
            <text:p>0.1953221690935149</text:p>
          </table:table-cell>
          <table:table-cell office:value-type="float" office:value="0.1957394806133643">
            <text:p>0.1957394806133643</text:p>
          </table:table-cell>
          <table:table-cell office:value-type="float" office:value="0.19824730890839265">
            <text:p>0.19824730890839265</text:p>
          </table:table-cell>
          <table:table-cell office:value-type="float" office:value="0.20177241173570157">
            <text:p>0.20177241173570157</text:p>
          </table:table-cell>
          <table:table-cell office:value-type="float" office:value="0.20163164046349455">
            <text:p>0.20163164046349455</text:p>
          </table:table-cell>
          <table:table-cell office:value-type="float" office:value="0.19803494721084525">
            <text:p>0.19803494721084525</text:p>
          </table:table-cell>
          <table:table-cell office:value-type="float" office:value="0.1989349680906855">
            <text:p>0.1989349680906855</text:p>
          </table:table-cell>
          <table:table-cell office:value-type="float" office:value="0.20089580897585899">
            <text:p>0.20089580897585899</text:p>
          </table:table-cell>
          <table:table-cell office:value-type="float" office:value="0.21294929466150064">
            <text:p>0.21294929466150064</text:p>
          </table:table-cell>
          <table:table-cell office:value-type="float" office:value="0.2108567188934996">
            <text:p>0.2108567188934996</text:p>
          </table:table-cell>
          <table:table-cell office:value-type="float" office:value="0.21053561445548824">
            <text:p>0.21053561445548824</text:p>
          </table:table-cell>
          <table:table-cell office:value-type="float" office:value="0.21086612523742082">
            <text:p>0.21086612523742082</text:p>
          </table:table-cell>
          <table:table-cell office:value-type="float" office:value="0.20230069060930045">
            <text:p>0.20230069060930045</text:p>
          </table:table-cell>
          <table:table-cell office:value-type="float" office:value="0.24013360707630768">
            <text:p>0.24013360707630768</text:p>
          </table:table-cell>
          <table:table-cell office:value-type="float" office:value="0.23089563282766945">
            <text:p>0.2308956328276694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1986665526262681">
            <text:p>0.11986665526262681</text:p>
          </table:table-cell>
          <table:table-cell office:value-type="float" office:value="0.11685011856015157">
            <text:p>0.11685011856015157</text:p>
          </table:table-cell>
          <table:table-cell office:value-type="float" office:value="0.09967975903722505">
            <text:p>0.09967975903722505</text:p>
          </table:table-cell>
          <table:table-cell office:value-type="float" office:value="0.09571190551615065">
            <text:p>0.09571190551615065</text:p>
          </table:table-cell>
          <table:table-cell office:value-type="float" office:value="0.08383222765186038">
            <text:p>0.08383222765186038</text:p>
          </table:table-cell>
          <table:table-cell office:value-type="float" office:value="0.0866756790795548">
            <text:p>0.0866756790795548</text:p>
          </table:table-cell>
          <table:table-cell office:value-type="float" office:value="0.10110766488061562">
            <text:p>0.10110766488061562</text:p>
          </table:table-cell>
          <table:table-cell office:value-type="float" office:value="0.05026239415435978">
            <text:p>0.05026239415435978</text:p>
          </table:table-cell>
          <table:table-cell office:value-type="float" office:value="0.05328530485587729">
            <text:p>0.05328530485587729</text:p>
          </table:table-cell>
          <table:table-cell office:value-type="float" office:value="0.0595883325524054">
            <text:p>0.0595883325524054</text:p>
          </table:table-cell>
          <table:table-cell office:value-type="float" office:value="0.054887594762682124">
            <text:p>0.054887594762682124</text:p>
          </table:table-cell>
          <table:table-cell office:value-type="float" office:value="0.05505418285877782">
            <text:p>0.05505418285877782</text:p>
          </table:table-cell>
          <table:table-cell office:value-type="float" office:value="0.05768099896335192">
            <text:p>0.05768099896335192</text:p>
          </table:table-cell>
          <table:table-cell office:value-type="float" office:value="0.058099282938146535">
            <text:p>0.058099282938146535</text:p>
          </table:table-cell>
          <table:table-cell office:value-type="float" office:value="0.05627968429755494">
            <text:p>0.05627968429755494</text:p>
          </table:table-cell>
          <table:table-cell office:value-type="float" office:value="0.05836281156960958">
            <text:p>0.05836281156960958</text:p>
          </table:table-cell>
          <table:table-cell office:value-type="float" office:value="0.05981830037939832">
            <text:p>0.05981830037939832</text:p>
          </table:table-cell>
          <table:table-cell office:value-type="float" office:value="0.06738452876044485">
            <text:p>0.06738452876044485</text:p>
          </table:table-cell>
          <table:table-cell office:value-type="float" office:value="0.060806192779815485">
            <text:p>0.060806192779815485</text:p>
          </table:table-cell>
          <table:table-cell office:value-type="float" office:value="0.0602058757822041">
            <text:p>0.0602058757822041</text:p>
          </table:table-cell>
          <table:table-cell office:value-type="float" office:value="0.06322921219883841">
            <text:p>0.06322921219883841</text:p>
          </table:table-cell>
          <table:table-cell office:value-type="float" office:value="0.06051542928241964">
            <text:p>0.06051542928241964</text:p>
          </table:table-cell>
          <table:table-cell office:value-type="float" office:value="0.10807882890295221">
            <text:p>0.10807882890295221</text:p>
          </table:table-cell>
          <table:table-cell office:value-type="float" office:value="0.11274651909805582">
            <text:p>0.1127465190980558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2003033785408144">
            <text:p>0.22003033785408144</text:p>
          </table:table-cell>
          <table:table-cell office:value-type="float" office:value="0.21326060114469855">
            <text:p>0.21326060114469855</text:p>
          </table:table-cell>
          <table:table-cell office:value-type="float" office:value="0.2133043728029069">
            <text:p>0.2133043728029069</text:p>
          </table:table-cell>
          <table:table-cell office:value-type="float" office:value="0.20608703740554013">
            <text:p>0.20608703740554013</text:p>
          </table:table-cell>
          <table:table-cell office:value-type="float" office:value="0.20232752257081654">
            <text:p>0.20232752257081654</text:p>
          </table:table-cell>
          <table:table-cell office:value-type="float" office:value="0.19712196112358235">
            <text:p>0.19712196112358235</text:p>
          </table:table-cell>
          <table:table-cell office:value-type="float" office:value="0.20625314140210058">
            <text:p>0.20625314140210058</text:p>
          </table:table-cell>
          <table:table-cell office:value-type="float" office:value="0.23496302104205963">
            <text:p>0.23496302104205963</text:p>
          </table:table-cell>
          <table:table-cell office:value-type="float" office:value="0.26575884147256085">
            <text:p>0.26575884147256085</text:p>
          </table:table-cell>
          <table:table-cell office:value-type="float" office:value="0.28153389391482186">
            <text:p>0.28153389391482186</text:p>
          </table:table-cell>
          <table:table-cell office:value-type="float" office:value="0.2921533291983194">
            <text:p>0.2921533291983194</text:p>
          </table:table-cell>
          <table:table-cell office:value-type="float" office:value="0.2970099073169214">
            <text:p>0.2970099073169214</text:p>
          </table:table-cell>
          <table:table-cell office:value-type="float" office:value="0.29887188613993065">
            <text:p>0.29887188613993065</text:p>
          </table:table-cell>
          <table:table-cell office:value-type="float" office:value="0.29771195469403716">
            <text:p>0.29771195469403716</text:p>
          </table:table-cell>
          <table:table-cell office:value-type="float" office:value="0.29402653824393127">
            <text:p>0.29402653824393127</text:p>
          </table:table-cell>
          <table:table-cell office:value-type="float" office:value="0.29157117061175153">
            <text:p>0.29157117061175153</text:p>
          </table:table-cell>
          <table:table-cell office:value-type="float" office:value="0.29261868218670073">
            <text:p>0.29261868218670073</text:p>
          </table:table-cell>
          <table:table-cell office:value-type="float" office:value="0.3019229379565324">
            <text:p>0.3019229379565324</text:p>
          </table:table-cell>
          <table:table-cell office:value-type="float" office:value="0.3112317728401325">
            <text:p>0.3112317728401325</text:p>
          </table:table-cell>
          <table:table-cell office:value-type="float" office:value="0.311811297518242">
            <text:p>0.311811297518242</text:p>
          </table:table-cell>
          <table:table-cell office:value-type="float" office:value="0.3062236575058631">
            <text:p>0.3062236575058631</text:p>
          </table:table-cell>
          <table:table-cell office:value-type="float" office:value="0.2940864656903948">
            <text:p>0.2940864656903948</text:p>
          </table:table-cell>
          <table:table-cell office:value-type="float" office:value="0.27387571062579386">
            <text:p>0.27387571062579386</text:p>
          </table:table-cell>
          <table:table-cell office:value-type="float" office:value="0.245027264625734">
            <text:p>0.2450272646257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6571233883284173">
            <text:p>0.26571233883284173</text:p>
          </table:table-cell>
          <table:table-cell office:value-type="float" office:value="0.25820851693202235">
            <text:p>0.25820851693202235</text:p>
          </table:table-cell>
          <table:table-cell office:value-type="float" office:value="0.24106740396950693">
            <text:p>0.24106740396950693</text:p>
          </table:table-cell>
          <table:table-cell office:value-type="float" office:value="0.232315586939227">
            <text:p>0.232315586939227</text:p>
          </table:table-cell>
          <table:table-cell office:value-type="float" office:value="0.21794407214433661">
            <text:p>0.21794407214433661</text:p>
          </table:table-cell>
          <table:table-cell office:value-type="float" office:value="0.21733697400591473">
            <text:p>0.21733697400591473</text:p>
          </table:table-cell>
          <table:table-cell office:value-type="float" office:value="0.23782137543084816">
            <text:p>0.23782137543084816</text:p>
          </table:table-cell>
          <table:table-cell office:value-type="float" office:value="0.20600716255392812">
            <text:p>0.20600716255392812</text:p>
          </table:table-cell>
          <table:table-cell office:value-type="float" office:value="0.22944306947929263">
            <text:p>0.22944306947929263</text:p>
          </table:table-cell>
          <table:table-cell office:value-type="float" office:value="0.24620251947532845">
            <text:p>0.24620251947532845</text:p>
          </table:table-cell>
          <table:table-cell office:value-type="float" office:value="0.24854094751931796">
            <text:p>0.24854094751931796</text:p>
          </table:table-cell>
          <table:table-cell office:value-type="float" office:value="0.2519267205152635">
            <text:p>0.2519267205152635</text:p>
          </table:table-cell>
          <table:table-cell office:value-type="float" office:value="0.25578771538452116">
            <text:p>0.25578771538452116</text:p>
          </table:table-cell>
          <table:table-cell office:value-type="float" office:value="0.25543713209825186">
            <text:p>0.25543713209825186</text:p>
          </table:table-cell>
          <table:table-cell office:value-type="float" office:value="0.2511746764995259">
            <text:p>0.2511746764995259</text:p>
          </table:table-cell>
          <table:table-cell office:value-type="float" office:value="0.25163023293317477">
            <text:p>0.25163023293317477</text:p>
          </table:table-cell>
          <table:table-cell office:value-type="float" office:value="0.25378004602200127">
            <text:p>0.25378004602200127</text:p>
          </table:table-cell>
          <table:table-cell office:value-type="float" office:value="0.2675135062300592">
            <text:p>0.2675135062300592</text:p>
          </table:table-cell>
          <table:table-cell office:value-type="float" office:value="0.2671056288560051">
            <text:p>0.2671056288560051</text:p>
          </table:table-cell>
          <table:table-cell office:value-type="float" office:value="0.2668894584382614">
            <text:p>0.2668894584382614</text:p>
          </table:table-cell>
          <table:table-cell office:value-type="float" office:value="0.26620898173414426">
            <text:p>0.26620898173414426</text:p>
          </table:table-cell>
          <table:table-cell office:value-type="float" office:value="0.25545008709620654">
            <text:p>0.25545008709620654</text:p>
          </table:table-cell>
          <table:table-cell office:value-type="float" office:value="0.2896161256386171">
            <text:p>0.2896161256386171</text:p>
          </table:table-cell>
          <table:table-cell office:value-type="float" office:value="0.27516153436845886">
            <text:p>0.2751615343684588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7221787090004945">
            <text:p>0.17221787090004945</text:p>
          </table:table-cell>
          <table:table-cell office:value-type="float" office:value="0.16759049104344376">
            <text:p>0.16759049104344376</text:p>
          </table:table-cell>
          <table:table-cell office:value-type="float" office:value="0.15043408607880132">
            <text:p>0.15043408607880132</text:p>
          </table:table-cell>
          <table:table-cell office:value-type="float" office:value="0.1447490391350204">
            <text:p>0.1447490391350204</text:p>
          </table:table-cell>
          <table:table-cell office:value-type="float" office:value="0.13197689441451035">
            <text:p>0.13197689441451035</text:p>
          </table:table-cell>
          <table:table-cell office:value-type="float" office:value="0.13358063156221978">
            <text:p>0.13358063156221978</text:p>
          </table:table-cell>
          <table:table-cell office:value-type="float" office:value="0.1501832268747719">
            <text:p>0.1501832268747719</text:p>
          </table:table-cell>
          <table:table-cell office:value-type="float" office:value="0.10618250780085456">
            <text:p>0.10618250780085456</text:p>
          </table:table-cell>
          <table:table-cell office:value-type="float" office:value="0.11653541546396533">
            <text:p>0.11653541546396533</text:p>
          </table:table-cell>
          <table:table-cell office:value-type="float" office:value="0.12659222983040957">
            <text:p>0.12659222983040957</text:p>
          </table:table-cell>
          <table:table-cell office:value-type="float" office:value="0.12442030412170924">
            <text:p>0.12442030412170924</text:p>
          </table:table-cell>
          <table:table-cell office:value-type="float" office:value="0.12574291497515705">
            <text:p>0.12574291497515705</text:p>
          </table:table-cell>
          <table:table-cell office:value-type="float" office:value="0.128812414614486">
            <text:p>0.128812414614486</text:p>
          </table:table-cell>
          <table:table-cell office:value-type="float" office:value="0.128954503056689">
            <text:p>0.128954503056689</text:p>
          </table:table-cell>
          <table:table-cell office:value-type="float" office:value="0.12625800464294035">
            <text:p>0.12625800464294035</text:p>
          </table:table-cell>
          <table:table-cell office:value-type="float" office:value="0.1277562287274015">
            <text:p>0.1277562287274015</text:p>
          </table:table-cell>
          <table:table-cell office:value-type="float" office:value="0.12946076692040748">
            <text:p>0.12946076692040748</text:p>
          </table:table-cell>
          <table:table-cell office:value-type="float" office:value="0.13924021718300092">
            <text:p>0.13924021718300092</text:p>
          </table:table-cell>
          <table:table-cell office:value-type="float" office:value="0.13487910529536545">
            <text:p>0.13487910529536545</text:p>
          </table:table-cell>
          <table:table-cell office:value-type="float" office:value="0.13441686161639108">
            <text:p>0.13441686161639108</text:p>
          </table:table-cell>
          <table:table-cell office:value-type="float" office:value="0.1361094969553984">
            <text:p>0.1361094969553984</text:p>
          </table:table-cell>
          <table:table-cell office:value-type="float" office:value="0.13050714263182367">
            <text:p>0.13050714263182367</text:p>
          </table:table-cell>
          <table:table-cell office:value-type="float" office:value="0.17324979301406668">
            <text:p>0.17324979301406668</text:p>
          </table:table-cell>
          <table:table-cell office:value-type="float" office:value="0.17104945472890953">
            <text:p>0.171049454728909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5125189842150652">
            <text:p>0.15125189842150652</text:p>
          </table:table-cell>
          <table:table-cell office:value-type="float" office:value="0.14726944648843468">
            <text:p>0.14726944648843468</text:p>
          </table:table-cell>
          <table:table-cell office:value-type="float" office:value="0.13011240929550733">
            <text:p>0.13011240929550733</text:p>
          </table:table-cell>
          <table:table-cell office:value-type="float" office:value="0.1251150860941405">
            <text:p>0.1251150860941405</text:p>
          </table:table-cell>
          <table:table-cell office:value-type="float" office:value="0.11270319664513152">
            <text:p>0.11270319664513152</text:p>
          </table:table-cell>
          <table:table-cell office:value-type="float" office:value="0.11480178592546655">
            <text:p>0.11480178592546655</text:p>
          </table:table-cell>
          <table:table-cell office:value-type="float" office:value="0.1305323544824236">
            <text:p>0.1305323544824236</text:p>
          </table:table-cell>
          <table:table-cell office:value-type="float" office:value="0.08380964770604847">
            <text:p>0.08380964770604847</text:p>
          </table:table-cell>
          <table:table-cell office:value-type="float" office:value="0.09123095277942352">
            <text:p>0.09123095277942352</text:p>
          </table:table-cell>
          <table:table-cell office:value-type="float" office:value="0.09978508536033115">
            <text:p>0.09978508536033115</text:p>
          </table:table-cell>
          <table:table-cell office:value-type="float" office:value="0.09660342637783928">
            <text:p>0.09660342637783928</text:p>
          </table:table-cell>
          <table:table-cell office:value-type="float" office:value="0.09746377997675089">
            <text:p>0.09746377997675089</text:p>
          </table:table-cell>
          <table:table-cell office:value-type="float" office:value="0.10035552588344279">
            <text:p>0.10035552588344279</text:p>
          </table:table-cell>
          <table:table-cell office:value-type="float" office:value="0.10060792427423428">
            <text:p>0.10060792427423428</text:p>
          </table:table-cell>
          <table:table-cell office:value-type="float" office:value="0.09826255844551018">
            <text:p>0.09826255844551018</text:p>
          </table:table-cell>
          <table:table-cell office:value-type="float" office:value="0.09999404249267929">
            <text:p>0.09999404249267929</text:p>
          </table:table-cell>
          <table:table-cell office:value-type="float" office:value="0.10159858462616528">
            <text:p>0.10159858462616528</text:p>
          </table:table-cell>
          <table:table-cell office:value-type="float" office:value="0.11049094873719888">
            <text:p>0.11049094873719888</text:p>
          </table:table-cell>
          <table:table-cell office:value-type="float" office:value="0.10524522588551193">
            <text:p>0.10524522588551193</text:p>
          </table:table-cell>
          <table:table-cell office:value-type="float" office:value="0.10472794971376102">
            <text:p>0.10472794971376102</text:p>
          </table:table-cell>
          <table:table-cell office:value-type="float" office:value="0.10695176434611693">
            <text:p>0.10695176434611693</text:p>
          </table:table-cell>
          <table:table-cell office:value-type="float" office:value="0.10250512113077256">
            <text:p>0.10250512113077256</text:p>
          </table:table-cell>
          <table:table-cell office:value-type="float" office:value="0.14716153369668855">
            <text:p>0.14716153369668855</text:p>
          </table:table-cell>
          <table:table-cell office:value-type="float" office:value="0.14770587462889156">
            <text:p>0.14770587462889156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